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3366" draw:textarea-horizontal-align="center" draw:textarea-vertical-align="middle"/>
    </style:style>
    <style:style style:name="gr4" style:family="graphic" style:parent-style-name="standard">
      <style:graphic-properties draw:fill="solid" draw:fill-color="#ffff99" draw:textarea-horizontal-align="center" draw:textarea-vertical-align="middle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_33__20_Dashes_20_3_20_Dots_20__28_var_29_" draw:marker-start="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0" style:family="graphic" style:parent-style-name="standard">
      <style:graphic-properties draw:stroke="none" draw:fill="none" fo:min-height="0.557cm"/>
    </style:style>
    <style:style style:name="gr1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dash" draw:stroke-dash="Fine_20_Dashed" draw:fill="solid" draw:fill-color="#ffff99" draw:textarea-horizontal-align="center" draw:textarea-vertical-align="middle"/>
    </style:style>
    <style:style style:name="gr13" style:family="graphic" style:parent-style-name="standard">
      <style:graphic-properties draw:stroke="dash" draw:stroke-dash="Fine_20_Dashed" draw:marker-end="Arrow" draw:textarea-horizontal-align="center" draw:textarea-vertical-align="middle"/>
    </style:style>
    <style:style style:name="gr14" style:family="graphic" style:parent-style-name="standard">
      <style:graphic-properties draw:stroke="none" draw:stroke-dash="Fine_20_Dashed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175cm" svg:height="1.905cm" svg:x="2.905cm" svg:y="4.175cm">
          <text:p text:style-name="P3"/>
        </draw:rect>
        <draw:rect draw:style-name="gr2" draw:text-style-name="P1" draw:layer="layout" svg:width="5.079cm" svg:height="1.905cm" svg:x="2.906cm" svg:y="4.176cm">
          <text:p text:style-name="P2">AWT Canvas</text:p>
        </draw:rect>
        <draw:rect draw:style-name="gr2" draw:text-style-name="P1" draw:layer="layout" svg:width="5.08cm" svg:height="1.905cm" svg:x="2.905cm" svg:y="11.795cm">
          <text:p text:style-name="P2">InputPicker</text:p>
        </draw:rect>
        <draw:rect draw:style-name="gr2" draw:text-style-name="P1" draw:layer="layout" svg:width="5.08cm" svg:height="1.905cm" svg:x="2.905cm" svg:y="7.985cm">
          <text:p text:style-name="P2">InputManager3D</text:p>
        </draw:rect>
        <draw:ellipse draw:style-name="gr3" draw:text-style-name="P2" draw:layer="layout" svg:width="4.445cm" svg:height="1.905cm" svg:x="13.7cm" svg:y="4.175cm">
          <text:p text:style-name="P2">Entity</text:p>
        </draw:ellipse>
        <draw:ellipse draw:style-name="gr3" draw:text-style-name="P2" draw:layer="layout" svg:width="3.81cm" svg:height="1.905cm" svg:x="11.16cm" svg:y="7.985cm">
          <text:p text:style-name="P2">Entity</text:p>
        </draw:ellipse>
        <draw:ellipse draw:style-name="gr3" draw:text-style-name="P2" draw:layer="layout" svg:width="3.81cm" svg:height="1.905cm" svg:x="16.24cm" svg:y="7.985cm">
          <text:p text:style-name="P2">Entity</text:p>
        </draw:ellipse>
        <draw:rect draw:style-name="gr2" draw:text-style-name="P1" draw:layer="layout" svg:width="5.08cm" svg:height="1.905cm" svg:x="2.905cm" svg:y="15.605cm">
          <text:p text:style-name="P2">EventDistributor</text:p>
        </draw:rect>
        <draw:rect draw:style-name="gr4" draw:text-style-name="P2" draw:layer="layout" svg:width="7.62cm" svg:height="3.175cm" svg:x="11.16cm" svg:y="22.59cm">
          <text:p text:style-name="P2">MyEventListener</text:p>
        </draw:rect>
        <draw:rect draw:style-name="gr4" draw:text-style-name="P2" draw:layer="layout" svg:width="7.62cm" svg:height="3.175cm" svg:x="11.16cm" svg:y="14.97cm">
          <text:p text:style-name="P2">EventListenerBaseImpl</text:p>
        </draw:rect>
        <draw:line draw:style-name="gr5" draw:text-style-name="P1" draw:layer="layout" svg:x1="7.985cm" svg:y1="16.24cm" svg:x2="11.16cm" svg:y2="16.24cm">
          <text:p text:style-name="P3"/>
        </draw:line>
        <draw:frame draw:style-name="gr6" draw:text-style-name="P4" draw:layer="layout" svg:width="2.661cm" svg:height="0.806cm" svg:x="7.985cm" svg:y="16.704cm">
          <draw:text-box>
            <text:p text:style-name="P3"><text:span text:style-name="T1">postEvent</text:span></text:p>
          </draw:text-box>
        </draw:frame>
        <draw:line draw:style-name="gr7" draw:text-style-name="P1" draw:layer="layout" svg:x1="13.065cm" svg:y1="9.89cm" svg:x2="13.065cm" svg:y2="14.97cm">
          <text:p text:style-name="P3"/>
        </draw:line>
        <draw:line draw:style-name="gr7" draw:text-style-name="P1" draw:layer="layout" svg:x1="15.605cm" svg:y1="6.08cm" svg:x2="13.065cm" svg:y2="7.985cm">
          <text:p text:style-name="P3"/>
        </draw:line>
        <draw:line draw:style-name="gr7" draw:text-style-name="P1" draw:layer="layout" svg:x1="16.24cm" svg:y1="6.08cm" svg:x2="18.145cm" svg:y2="7.985cm">
          <text:p text:style-name="P3"/>
        </draw:line>
        <draw:line draw:style-name="gr8" draw:text-style-name="P1" draw:layer="layout" svg:x1="11.795cm" svg:y1="18.145cm" svg:x2="11.795cm" svg:y2="22.59cm">
          <text:p text:style-name="P3"/>
        </draw:line>
        <draw:line draw:style-name="gr7" draw:text-style-name="P1" draw:layer="layout" svg:x1="14.97cm" svg:y1="18.145cm" svg:x2="14.97cm" svg:y2="22.59cm">
          <text:p text:style-name="P3"/>
        </draw:line>
        <draw:g>
          <draw:line draw:style-name="gr7" draw:text-style-name="P1" draw:layer="layout" svg:x1="13.7cm" svg:y1="18.146cm" svg:x2="13.7cm" svg:y2="22.591cm">
            <text:p text:style-name="P3"/>
          </draw:line>
          <draw:line draw:style-name="gr7" draw:text-style-name="P1" draw:layer="layout" svg:x1="14.335cm" svg:y1="18.145cm" svg:x2="14.335cm" svg:y2="22.59cm">
            <text:p text:style-name="P3"/>
          </draw:line>
          <draw:line draw:style-name="gr7" draw:text-style-name="P1" draw:layer="layout" svg:x1="14.97cm" svg:y1="18.145cm" svg:x2="14.97cm" svg:y2="22.59cm">
            <text:p text:style-name="P3"/>
          </draw:line>
        </draw:g>
        <draw:frame draw:style-name="gr6" draw:text-style-name="P4" draw:layer="layout" svg:width="4.638cm" svg:height="3.581cm" svg:x="15.412cm" svg:y="18.374cm">
          <draw:text-box>
            <text:p text:style-name="P3"><text:span text:style-name="T1">Calls:</text:span></text:p>
            <text:p text:style-name="P3"><text:span text:style-name="T1">consumeEvent</text:span></text:p>
            <text:p text:style-name="P3"><text:span text:style-name="T1">propagateToParent</text:span></text:p>
            <text:p text:style-name="P3"><text:span text:style-name="T1">computeEvent</text:span></text:p>
            <text:p text:style-name="P3"><text:span text:style-name="T1">commitEvent</text:span></text:p>
            <text:p text:style-name="P3"><text:span text:style-name="T1">...</text:span></text:p>
          </draw:text-box>
        </draw:frame>
        <draw:line draw:style-name="gr7" draw:text-style-name="P1" draw:layer="layout" svg:x1="5.445cm" svg:y1="6.08cm" svg:x2="5.445cm" svg:y2="7.985cm">
          <text:p text:style-name="P3"/>
        </draw:line>
        <draw:line draw:style-name="gr7" draw:text-style-name="P1" draw:layer="layout" svg:x1="5.445cm" svg:y1="9.89cm" svg:x2="5.445cm" svg:y2="11.795cm">
          <text:p text:style-name="P3"/>
        </draw:line>
        <draw:line draw:style-name="gr7" draw:text-style-name="P1" draw:layer="layout" svg:x1="5.445cm" svg:y1="13.7cm" svg:x2="5.445cm" svg:y2="15.605cm">
          <text:p text:style-name="P3"/>
        </draw:line>
        <draw:frame draw:style-name="gr6" draw:text-style-name="P4" draw:layer="layout" svg:width="4.663cm" svg:height="0.806cm" svg:x="6.08cm" svg:y="14.164cm">
          <draw:text-box>
            <text:p text:style-name="P3"><text:span text:style-name="T1">3D event, pick data</text:span></text:p>
          </draw:text-box>
        </draw:frame>
        <draw:frame draw:style-name="gr9" draw:text-style-name="P5" draw:layer="layout" svg:width="2.877cm" svg:height="0.806cm" svg:x="6.378cm" svg:y="10.354cm">
          <draw:text-box>
            <text:p text:style-name="P3"><text:span text:style-name="T1">AWT event</text:span></text:p>
          </draw:text-box>
        </draw:frame>
        <draw:frame draw:style-name="gr10" draw:text-style-name="P3" draw:layer="layout" svg:width="2.877cm" svg:height="0.807cm" svg:x="6.378cm" svg:y="6.543cm">
          <draw:text-box>
            <text:p text:style-name="P3"><text:span text:style-name="T1">AWT event</text:span></text:p>
          </draw:text-box>
        </draw:frame>
        <draw:frame draw:style-name="gr11" draw:text-style-name="P7" draw:layer="layout" svg:width="2.005cm" svg:height="0.725cm" svg:x="9.255cm" svg:y="19.96cm">
          <draw:text-box>
            <text:p text:style-name="P6"><text:span text:style-name="T2">Extends</text:span></text:p>
          </draw:text-box>
        </draw:frame>
        <draw:rect draw:style-name="gr12" draw:text-style-name="P1" draw:layer="layout" svg:width="5.08cm" svg:height="1.905cm" svg:x="14.335cm" svg:y="11.795cm">
          <text:p text:style-name="P2">EventListener</text:p>
        </draw:rect>
        <draw:line draw:style-name="gr13" draw:text-style-name="P1" draw:layer="layout" svg:x1="14.97cm" svg:y1="13.7cm" svg:x2="14.97cm" svg:y2="14.97cm">
          <text:p text:style-name="P3"/>
        </draw:line>
        <draw:frame draw:style-name="gr11" draw:text-style-name="P7" draw:layer="layout" svg:width="2.657cm" svg:height="0.725cm" svg:x="15.495cm" svg:y="13.958cm">
          <draw:text-box>
            <text:p text:style-name="P6"><text:span text:style-name="T2">Implements</text:span></text:p>
          </draw:text-box>
        </draw:frame>
        <draw:frame draw:style-name="gr14" draw:layer="layout" svg:width="11.517cm" svg:height="1.673cm" svg:x="4.723cm" svg:y="1.232cm">
          <draw:text-box>
            <text:p text:style-name="P3">Wonderland Release 0.5 Input System </text:p>
            <text:p text:style-name="P3"><text:s text:c="18"/>Block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9-18T15:31:35</meta:creation-date>
    <dc:date>2008-09-18T16:05:38</dc:date>
    <meta:editing-cycles>2</meta:editing-cycles>
    <meta:editing-duration>PT18M13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